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egoe UI" svg:font-family="'Segoe UI'"/>
    <style:font-face style:name="Courier New" svg:font-family="'Courier New'" style:font-adornments="Standard" style:font-family-generic="modern" style:font-pitch="fixed"/>
  </office:font-face-decls>
  <office:automatic-styles>
    <style:style style:name="P1" style:family="paragraph" style:parent-style-name="First_20_line_20_indent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3">
        <text:h text:style-name="Heading_20_2" text:outline-level="2">Info</text:h>
        <text:section text:style-name="Sect1" text:name="ScID:120">
          <text:h text:style-name="Heading_20_3" text:outline-level="3">Information about the sample project</text:h>
          <text:p text:style-name="Text_20_body">*** IMPORTANT ***</text:p>
          <text:p text:style-name="First_20_line_20_indent">This is not a joke.</text:p>
        </text:section>
      </text:section>
      <text:section text:style-name="Sect1" text:name="ChID:35">
        <text:h text:style-name="Heading_20_1" text:outline-level="1">Part 2</text:h>
      </text:section>
      <text:section text:style-name="Sect1" text:name="ChID:18">
        <text:h text:style-name="Heading_20_2" text:outline-level="2">Something completely different</text:h>
        <text:section text:style-name="Sect1" text:name="ScID:51">
          <text:h text:style-name="Heading_20_3" text:outline-level="3">Terry places the ‘bomb’</text:h>
          <text:p text:style-name="Text_20_body">And now for something completely different …</text:p>
          <text:list xml:id="list1444800338653182556" text:style-name="L1">
            <text:list-item>
              <text:p text:style-name="P1">First point</text:p>
            </text:list-item>
            <text:list-item>
              <text:p text:style-name="P1">Second point</text:p>
            </text:list-item>
            <text:list-item>
              <text:p text:style-name="P1">Third point</text:p>
            </text:list-item>
          </text:list>
          <text:p text:style-name="First_20_line_20_indent">That’s all.</text:p>
        </text:section>
        <text:section text:style-name="Sect1" text:name="ScID:53">
          <text:h text:style-name="Heading_20_3" text:outline-level="3"><text:soft-page-break/>Hal buys food in the pet shop</text:h>
          <text:p text:style-name="Text_20_body">This bird is not dead.</text:p>
        </text:section>
      </text:section>
      <text:section text:style-name="Sect1" text:name="ChID:19">
        <text:h text:style-name="Heading_20_2" text:outline-level="2">The bright side</text:h>
        <text:section text:style-name="Sect1" text:name="ScID:55">
          <text:h text:style-name="Heading_20_3" text:outline-level="3">Karl leaves a note, takes Clunk.</text:h>
          <text:p text:style-name="Text_20_body">Always see the bright side of life.</text:p>
        </text:section>
        <text:section text:style-name="Sect1" text:name="ScID:57">
          <text:h text:style-name="Heading_20_3" text:outline-level="3">Hal about to hyperspace.</text:h>
          <text:p text:style-name="Text_20_body">I like Chinese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Segoe UI" svg:font-family="'Segoe UI'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03-24T16:56:11Z</meta:creation-date>
    <dc:date>2022-04-07T17:12:49.62</dc:date>
    <meta:editing-duration>PT4M45S</meta:editing-duration>
    <meta:editing-cycles>3</meta:editing-cycles>
    <meta:document-statistic meta:table-count="0" meta:image-count="0" meta:object-count="0" meta:page-count="2" meta:paragraph-count="22" meta:word-count="87" meta:character-count="459"/>
  </office:meta>
</office:document-meta>
</file>